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e08d" officeooo:paragraph-rsid="001ee0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iao amici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3T13:51:20.949105458</meta:creation-date>
    <dc:date>2023-05-03T13:51:45.354397636</dc:date>
    <meta:editing-duration>PT25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6.4.7.2$Linux_X86_64 LibreOffice_project/40$Build-2</meta:generator>
  </office:meta>
</office:document-meta>
</file>